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ewsGothicMt" svg:font-family="NewsGothicMt,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bbef1" officeooo:paragraph-rsid="001bbef1"/>
    </style:style>
    <style:style style:name="P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bbef1" officeooo:paragraph-rsid="001bbef1" style:font-size-asian="12pt" style:font-size-complex="12pt"/>
    </style:style>
    <style:style style:name="P3" style:family="paragraph" style:parent-style-name="Text_20_body">
      <style:paragraph-properties fo:text-align="start" style:justify-single-word="false"/>
      <style:text-properties officeooo:rsid="001bbef1" officeooo:paragraph-rsid="001bbef1"/>
    </style:style>
    <style:style style:name="P4"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01bbef1" style:font-size-asian="12pt" style:font-size-complex="12pt"/>
    </style:style>
    <style:style style:name="P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1bbef1"/>
    </style:style>
    <style:style style:name="T1" style:family="text">
      <style:text-properties fo:font-variant="normal" fo:text-transform="none" fo:color="#444444" style:font-name="NewsGothicMt" fo:font-size="12.75pt" fo:letter-spacing="normal" fo:font-style="normal" fo:font-weight="normal"/>
    </style:style>
    <style:style style:name="T2" style:family="text">
      <style:text-properties fo:font-variant="normal" fo:text-transform="none" fo:color="#444444" style:font-name="NewsGothicMt" fo:font-size="12.75pt" fo:letter-spacing="normal" fo:font-style="normal" fo:font-weight="normal" loext:padding="0cm" loext:border="none"/>
    </style:style>
    <style:style style:name="T3" style:family="text">
      <style:text-properties fo:font-variant="normal" fo:text-transform="none" fo:color="#444444" style:font-name="NewsGothicMt" fo:letter-spacing="normal" fo:font-style="normal" fo:font-weight="normal"/>
    </style:style>
    <style:style style:name="T4" style:family="text">
      <style:text-properties fo:font-variant="normal" fo:text-transform="none" fo:color="#444444" style:font-name="NewsGothicMt" fo:letter-spacing="normal" fo:font-style="normal" fo:font-weight="normal" loext:padding="0cm" loext:border="none"/>
    </style:style>
    <style:style style:name="T5" style:family="text">
      <style:text-properties fo:font-variant="normal" fo:text-transform="none" fo:color="#444444" style:font-name="NewsGothicMt" fo:font-size="12pt" fo:letter-spacing="normal" fo:font-style="normal" fo:font-weight="normal" style:font-size-asian="12pt" style:font-size-complex="12pt"/>
    </style:style>
    <style:style style:name="T6" style:family="text">
      <style:text-properties fo:font-variant="normal" fo:text-transform="none" fo:color="#444444" style:font-name="NewsGothicMt" fo:font-size="12pt" fo:letter-spacing="normal" fo:font-style="normal" fo:font-weight="normal" style:font-size-asian="12pt" style:font-size-complex="12pt" loext:padding="0cm" loext:border="none"/>
    </style:style>
    <style:style style:name="T7" style:family="text">
      <style:text-properties fo:font-variant="normal" fo:text-transform="none" fo:color="#444444" fo:font-size="12pt" fo:letter-spacing="normal" fo:font-style="normal" fo:font-weight="normal" style:font-size-asian="12pt" style:font-size-complex="12pt"/>
    </style:style>
    <style:style style:name="T8" style:family="text">
      <style:text-properties fo:font-variant="normal" fo:text-transform="none" fo:color="#444444" fo:font-size="12pt" fo:letter-spacing="normal" fo:font-style="normal" fo:font-weight="normal" style:font-size-asian="12pt" style:font-size-complex="12pt" loext:padding="0cm" loext:border="none"/>
    </style:style>
    <style:style style:name="T9" style:family="text">
      <style:text-properties fo:font-variant="normal" fo:text-transform="none" fo:color="#444444" style:font-name="Liberation Serif" fo:font-size="12pt" fo:letter-spacing="normal" fo:font-style="normal" fo:font-weight="normal" style:font-size-asian="12pt" style:font-size-complex="12pt"/>
    </style:style>
    <style:style style:name="T10" style:family="text">
      <style:text-properties fo:font-variant="normal" fo:text-transform="none" fo:color="#444444" style:font-name="Liberation Serif" fo:font-size="12pt" fo:letter-spacing="normal" fo:font-style="normal" fo:font-weight="normal" style:font-size-asian="12pt" style:font-size-complex="12pt" loext:padding="0cm" loext:border="none"/>
    </style:style>
    <style:style style:name="T11" style:family="text">
      <style:text-properties fo:font-variant="normal" fo:text-transform="none" style:font-name="Liberation Serif" fo:font-size="12pt" fo:letter-spacing="normal" fo:font-style="normal" fo:font-weight="normal" style:font-size-asian="12pt" style:font-size-complex="12pt"/>
    </style:style>
    <style:style style:name="T12" style:family="text">
      <style:text-properties fo:font-variant="normal" fo:text-transform="none" style:font-name="Liberation Serif" fo:font-size="12pt" fo:letter-spacing="normal" fo:font-style="normal" fo:font-weight="normal" style:font-size-asian="12pt" style:font-size-complex="12pt" loext:padding="0cm" loext:border="none"/>
    </style:style>
    <style:style style:name="T13" style:family="text">
      <style:text-properties fo:font-variant="normal" fo:text-transform="none" fo:color="#c9211e" style:font-name="Liberation Serif" fo:font-size="12pt" fo:letter-spacing="normal" fo:font-style="normal" fo:font-weight="normal" style:font-size-asian="12pt" style:font-size-complex="12pt"/>
    </style:style>
    <style:style style:name="T14" style:family="text">
      <style:text-properties fo:font-variant="normal" fo:text-transform="none" fo:color="#c9211e" style:font-name="Liberation Serif" fo:font-size="12pt" fo:letter-spacing="normal" fo:font-style="normal" fo:font-weight="normal" style:font-size-asian="12pt" style:font-size-complex="12pt" loext:padding="0cm" loext:border="none"/>
    </style:style>
    <style:style style:name="T15" style:family="text">
      <style:text-properties fo:font-variant="normal" fo:text-transform="none" fo:color="#000000" style:font-name="Liberation Serif" fo:font-size="12pt" fo:letter-spacing="normal" fo:font-style="normal" fo:font-weight="normal" style:font-size-asian="12pt" style:font-size-complex="12pt"/>
    </style:style>
    <style:style style:name="T16" style:family="text">
      <style:text-properties fo:font-variant="normal" fo:text-transform="none" fo:color="#000000" style:font-name="Liberation Serif" fo:font-size="12pt" fo:letter-spacing="normal" fo:font-style="normal" fo:font-weight="normal" style:font-size-asian="12pt" style:font-size-complex="12pt" loext:padding="0cm"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tividade de geografia</text:p>
      <text:p text:style-name="P1"/>
      <text:p text:style-name="P3"><text:span text:style-name="T15">O </text:span><text:span text:style-name="Strong_20_Emphasis"><text:span text:style-name="T16">petróleo</text:span></text:span><text:span text:style-name="T15"> é utilizado para a geração de energia para veículos motores, através da produção de gasolina, óleo diesel, querosene. Além disso, também é responsável pelo abastecimento de usinas termoelétricas. É a principal fonte de energia brasileira.</text:span></text:p>
      <text:p text:style-name="P4">As principais bacias petrolíferas são: Bacia de Campos, a maior do Brasil; bacia de Santos, Bacia do Espírito Santo e Bacia do Recôncavo Baiano.</text:p>
      <text:p text:style-name="P4">Há alguns anos o país importava cerca de 60% do petróleo consumido internamente. Entretanto, atualmente, o país é quase completamente abastecido pela produção interna. Além disso, recentemente, foram descobertas grandes reservas de petróleo na camada do pré-sal no fundo oceânico do litoral de Santos (SP) e do Espírito Santo.</text:p>
      <text:p text:style-name="P5"><text:span text:style-name="T15">A </text:span><text:span text:style-name="Strong_20_Emphasis"><text:span text:style-name="T16">energia hidroelétrica</text:span></text:span><text:span text:style-name="T15"> é a principal fonte de energia utilizada para produzir eletricidade no país. Atualmente, 90% da energia elétrica consumida no país advém de usinas hidrelétricas. Apesar disso, o país só utiliza 25% do seu potencial hidráulico. Além do mais, o Brasil ainda importa parte da energia hidroelétrica, uma porção dessas importações é referente à propriedade paraguaia da Usina Binacional de Itaipu, outra parte se refere à compra de eletricidade produzida pelas usinas de Garabi e Yaciretá, na Argentina.</text:span></text:p>
      <text:p text:style-name="P3"><text:span text:style-name="T15">A produção de </text:span><text:span text:style-name="Strong_20_Emphasis"><text:span text:style-name="T16">Carvão Mineral</text:span></text:span><text:span text:style-name="T15"> é destinada para a geração de energia termelétrica e como matéria-prima principal para as indústrias siderúrgicas. Sua produção no Brasil está concentrada nos estados de Santa Catarina, no vale do Tubarão, e no Rio Grande do Sul, no vale do Rio Jacuí.</text:span></text:p>
      <text:p text:style-name="P4">Apesar da existência dessas reservas, o carvão mineral brasileiro não é de boa qualidade, o que faz com que o país importe cerca de 60% do que consome, uma vez que os fornos das siderúrgicas e hidrelétricas necessitam de carvões minerais de alta qualidade e que produzam poucas cinzas.</text:p>
      <text:p text:style-name="P5"><text:span text:style-name="T15">Os </text:span><text:span text:style-name="Strong_20_Emphasis"><text:span text:style-name="T16">biocombustíveis</text:span></text:span><text:span text:style-name="T15"> são fontes de energia recentemente implantadas no país, caracterizados por serem do tipo renovável. São originados de produtos vegetais (como a mamona, a cana-de-açúcar, entre outros).</text:span></text:p>
      <text:p text:style-name="P4">Seu uso é amplamente defendido, pois se trata de uma energia mais limpa e que, portanto, acarreta em menos danos para o meio ambiente. Por outro lado, os críticos apontam que muitas áreas naturais são devastadas para o cultivo das matérias-primas necessárias para essa fonte de energia. Os biocombustíveis mais utilizados no país são: o Etanol (álcool), o Biogás e o Biodiesel.</text:p>
      <text:p text:style-name="P5"><text:span text:style-name="T15">O </text:span><text:span text:style-name="Strong_20_Emphasis"><text:span text:style-name="T16">gás natural</text:span></text:span><text:span text:style-name="T15"> geralmente é produzido de forma conjunta ao petróleo e é responsável por quase 10% do consumo nacional de energia. Seu uso predominante é na produção de gás de cozinha, no abastecimento de indústrias e usinas termoelétricas e na produção de combustíveis automotores.</text:span></text:p>
      <text:p text:style-name="P5"><text:span text:style-name="T15">A </text:span><text:span text:style-name="Strong_20_Emphasis"><text:span text:style-name="T16">energia nuclear</text:span></text:span><text:span text:style-name="T15"> também é um recurso energético utilizado no país. O seu uso foi idealizado no início da década de 1960 e implantado a partir de 1969, com a criação do Programa Nuclear Brasileiro, sob a argumentação de que a energia hidroelétrica, por si só, não seria suficiente para conduzir a matriz energética do Brasil. Tal argumento se mostrou falso primeiramente pela descoberta da real capacidade hidráulica do país (a terceira maior do mundo) e, em segundo lugar, pela descoberta posterior de novas formas de produção de energia, como os biocombustíveis.</text:span></text:p>
      <text:p text:style-name="P4">Em 1981, foi inaugurada a primeira Usina Nuclear brasileira, localizada na cidade de Angra dos Reis e, por isso, denominada de Angra I. Porém, por problemas técnicos, ela foi desativada e, atualmente, não se encontra em operação.</text:p>
      <text:p text:style-name="P4"><text:soft-page-break/>Posteriormente, em um acordo com a Alemanha, foram iniciados os projetos de Angra II e III, que deveriam entrar em funcionamento na década de 1980. Entretanto, a usina de Angra II começou a operar em 2000 e Angra III até hoje não foi concluída.</text:p>
      <text:p text:style-name="P2">Além dos altos gastos e do baixo nível produtivo (apenas 3% da produção nacional de eletricidade), as usinas nucleares de Angra são duramente criticadas por grupos ambientais em razão dos altos riscos em casos de acidentes ou vazamentos e pelo não estabelecimento de um local fixo para a destinação dos resíduos radioativos gerados pela usin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ewsGothicMt" svg:font-family="NewsGothicMt,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6T12:52:34.849671686</meta:creation-date>
    <dc:date>2020-11-06T12:54:15.593840020</dc:date>
    <meta:editing-duration>PT1M41S</meta:editing-duration>
    <meta:editing-cycles>1</meta:editing-cycles>
    <meta:document-statistic meta:table-count="0" meta:image-count="0" meta:object-count="0" meta:page-count="2" meta:paragraph-count="14" meta:word-count="652" meta:character-count="4068" meta:non-whitespace-character-count="3430"/>
    <meta:generator>LibreOffice/6.4.6.2$Linux_X86_64 LibreOffice_project/40$Build-2</meta:generator>
  </office:meta>
</office:document-meta>
</file>